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weight="bold" style:font-weight-asian="bold" style:font-weight-complex="bold"/>
    </style:style>
    <style:style style:name="P3" style:family="paragraph" style:parent-style-name="Standard">
      <style:text-properties style:font-name="Courier New" fo:font-weight="bold" style:font-weight-asian="bold" style:font-weight-complex="bold"/>
    </style:style>
    <style:style style:name="P4" style:family="paragraph" style:parent-style-name="Standard">
      <style:text-properties style:font-name="Courier New" fo:font-weight="normal" style:font-weight-asian="normal" style:font-weight-complex="normal"/>
    </style:style>
    <style:style style:name="P5" style:family="paragraph" style:parent-style-name="Standard">
      <style:text-properties style:font-name="Courier New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style:font-name="Courier New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text-properties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text-properties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hen Woodbury <text:s text:c="3"/>4/20/17 <text:s text:c="3"/>CMPS 102</text:p>
      <text:p text:style-name="P1"/>
      <text:p text:style-name="P1">I have read and agree to the collaboration policy. Stephen Woodbury.</text:p>
      <text:p text:style-name="P1">Grading: Homework Heavy</text:p>
      <text:p text:style-name="P1">Collaborators: none</text:p>
      <text:p text:style-name="P1"/>
      <text:p text:style-name="P2">Assignment 1_3 : Induction</text:p>
      <text:p text:style-name="P2">a) Uniform Shuffling</text:p>
      <text:p text:style-name="P4">UniformShuffle(A)</text:p>
      <text:p text:style-name="P4">1<text:tab/>for (i = n down to 1)</text:p>
      <text:p text:style-name="P4">2<text:tab/><text:tab/>do</text:p>
      <text:p text:style-name="P4">3<text:tab/><text:tab/><text:tab/>j = random integer such that 1&lt;=j&lt;=i</text:p>
      <text:p text:style-name="P4">4<text:tab/><text:tab/><text:tab/>exchange A[i] and A[j]</text:p>
      <text:p text:style-name="P4">5<text:tab/>return A</text:p>
      <text:p text:style-name="P4"/>
      <text:p text:style-name="P5">Runtime Analysis:<text:span text:style-name="T3"> </text:span></text:p>
      <text:p text:style-name="P5"><text:span text:style-name="T3">Line 1 : O(n)</text:span></text:p>
      <text:p text:style-name="P5"><text:span text:style-name="T3">Line 2 : no cost</text:span></text:p>
      <text:p text:style-name="P5"><text:span text:style-name="T3">Line 3 : O(1)</text:span></text:p>
      <text:p text:style-name="P5"><text:span text:style-name="T3">Line 4 : O(1)</text:span></text:p>
      <text:p text:style-name="P5"><text:span text:style-name="T3">Line 5 : O(1)</text:span></text:p>
      <text:p text:style-name="P5"><text:span text:style-name="T3">Total cost = O(n) * ( 3 * O(1) ) + O(1)</text:span></text:p>
      <text:p text:style-name="P6"><text:span text:style-name="T3">Worst Case Runtime : O(n)</text:span></text:p>
      <text:p text:style-name="P6"><text:span text:style-name="T3"/></text:p>
      <text:p text:style-name="P7">Proof(By Induction)<text:span text:style-name="T4">:</text:span></text:p>
      <text:list xml:id="list8293802050192960484" text:style-name="L1">
        <text:list-item>
          <text:p text:style-name="P8"><text:span text:style-name="T4">Base Case : </text:span></text:p>
          <text:p text:style-name="P8"><text:span text:style-name="T4">1) Every element to be moved has a 1/n chance in being selected to be moved to the 0th index. They all have a n-1/n chance of being moved elsewhere throughout the rest of the algorithm (n-1 places other than the 0 position). Base Case 1 is fulfilled and the array is so far uniformly shuffled.</text:span></text:p>
          <text:p text:style-name="P8"><text:span text:style-name="T4">2) Next step is to place an element in the 1's place. Every element has a 1/(n-1) chance of being placed in the one's position and a (n-2)/(n-1) chance of being placed elsewhere. Once again, every element has an equal chance to be sorted, it's uniformly sorted so far. </text:span></text:p>
        </text:list-item>
      </text:list>
      <text:list xml:id="list5727671942209833245" text:style-name="L2">
        <text:list-item>
          <text:p><text:span text:style-name="T5">Induction Step :</text:span></text:p>
          <text:p text:style-name="P9"><text:span text:style-name="T4">assume that for all k positions, the array has been uniformly sorted : induction hypothesis</text:span></text:p>
          <text:p text:style-name="P9"><text:span text:style-name="T4">[NTP: to sort array for k+1 position is uniform]</text:span></text:p>
          <text:p text:style-name="P9"><text:span text:style-name="T4">Analyze sorting array for k+1 position. There are n-k elements left to be sorted. The chance of being sorted into the k+1 position for all remaining elements is: 1/(n-k-1) while the probability of being placed into any other position for all other elements is (n-k-2) / (n-k-1). This is still uniformly sorted. <text:s/></text:span></text:p>
        </text:list-item>
      </text:list>
      <text:p text:style-name="P7"><text:span text:style-name="T4"/></text:p>
      <text:p text:style-name="P6"><text:span text:style-name="T3"/></text:p>
      <text:p text:style-name="P6"><text:span text:style-name="T3"/></text:p>
      <text:p text:style-name="P2"><text:soft-page-break/></text:p>
      <text:p text:style-name="P2">b) Error in Induction</text:p>
      <text:p text:style-name="P2"><text:tab/><text:span text:style-name="T1">The argument presented is sound for 3 or more buses. However, <text:tab/>the argument does not apply when there are only two buses. </text:span></text:p>
      <text:p text:style-name="P2"><text:span text:style-name="T1"><text:tab/>There must be at least one bus that wasn't removed in the <text:tab/>induction step to ensure that the removed buses are leading to <text:tab/>the same destination. If there are only two buses, there is no <text:tab/>overlap of sub groups formed in the induction step. This means <text:tab/>that you can't prove through transitivity that the two buses are <text:tab/>heading in the same direction. </text:span><text:span text:style-name="T2">The error in this induction proof <text:tab/>is not providing for the base case b=2.</text:span><text:span text:style-name="T1"> If the base case b=2 <text:tab/>would have been proven true, then the induction proof would be <text:tab/>true. However, since one can show that two buses may not have <text:tab/>the same destination, the proof becomes inval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en Woodbury</meta:initial-creator>
    <meta:creation-date>2017-04-21T19:17:58.68</meta:creation-date>
    <dc:date>2017-04-21T23:37:38.02</dc:date>
    <dc:creator>Stephen Woodbury</dc:creator>
    <meta:editing-duration>PT33M4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31" meta:word-count="423" meta:character-count="2297"/>
  </office:meta>
</office:document-meta>
</file>